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font-name="Liberation Serif" style:font-name-complex="Dubai Medium" fo:font-weight="bold" style:font-weight-asian="bold" style:font-weight-complex="bold"/>
    </style:style>
    <style:style style:name="TableColumn3" style:family="table-column">
      <style:table-column-properties style:column-width="3.0833in" style:use-optimal-column-width="false"/>
    </style:style>
    <style:style style:name="TableColumn4" style:family="table-column">
      <style:table-column-properties style:column-width="0.4791in" style:use-optimal-column-width="false"/>
    </style:style>
    <style:style style:name="TableColumn5" style:family="table-column">
      <style:table-column-properties style:column-width="0.8437in" style:use-optimal-column-width="false"/>
    </style:style>
    <style:style style:name="TableColumn6" style:family="table-column">
      <style:table-column-properties style:column-width="2.5937in" style:use-optimal-column-width="false"/>
    </style:style>
    <style:style style:name="Table2" style:family="table">
      <style:table-properties style:width="7in" fo:margin-left="0.0145in" table:align="left"/>
    </style:style>
    <style:style style:name="TableRow7" style:family="table-row">
      <style:table-row-properties style:min-row-height="0.3125in" style:use-optimal-row-height="false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9" style:parent-style-name="DefaultParagraphFont" style:family="text">
      <style:text-properties fo:font-weight="bold" style:font-weight-asian="bold" style:font-weight-complex="bold" fo:color="#365F91"/>
    </style:style>
    <style:style style:name="T10" style:parent-style-name="DefaultParagraphFont" style:family="text">
      <style:text-properties fo:color="#365F91"/>
    </style:style>
    <style:style style:name="T11" style:parent-style-name="DefaultParagraphFont" style:family="text">
      <style:text-properties style:font-name-complex="Dubai Medium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3" style:parent-style-name="DefaultParagraphFont" style:family="text">
      <style:text-properties fo:font-weight="bold" style:font-weight-asian="bold" style:font-weight-complex="bold" fo:color="#365F91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16" style:parent-style-name="DefaultParagraphFont" style:family="text">
      <style:text-properties fo:color="#365F91"/>
    </style:style>
    <style:style style:name="TableRow17" style:family="table-row">
      <style:table-row-properties style:min-row-height="0.3125in"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9" style:parent-style-name="DefaultParagraphFont" style:family="text">
      <style:text-properties fo:font-weight="bold" style:font-weight-asian="bold" style:font-weight-complex="bold" fo:color="#365F91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22" style:parent-style-name="DefaultParagraphFont" style:family="text">
      <style:text-properties fo:color="#365F91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ableRow25" style:family="table-row">
      <style:table-row-properties style:min-row-height="0.3743in" style:use-optimal-row-height="false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text-properties fo:font-weight="bold" style:font-weight-asian="bold" style:font-weight-complex="bold" fo:color="#365F91"/>
    </style:style>
    <style:style style:name="TableRow28" style:family="table-row">
      <style:table-row-properties style:min-row-height="0.2993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1" style:parent-style-name="Standard" style:family="paragraph">
      <style:paragraph-properties fo:margin-left="1.5083in" fo:text-indent="-1.5083in">
        <style:tab-stops/>
      </style:paragraph-properties>
    </style:style>
    <style:style style:name="TableRow32" style:family="table-row">
      <style:table-row-properties style:min-row-height="0.368in"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5" style:parent-style-name="Standard" style:family="paragraph">
      <style:paragraph-properties fo:margin-left="0.6in" fo:text-indent="-0.6in">
        <style:tab-stops/>
      </style:paragraph-properties>
    </style:style>
    <style:style style:name="P36" style:parent-style-name="Standard" style:family="paragraph">
      <style:text-properties fo:font-weight="bold" style:font-weight-asian="bold" style:font-weight-complex="bold" fo:color="#365F91"/>
    </style:style>
    <style:style style:name="TableRow37" style:family="table-row">
      <style:table-row-properties style:min-row-height="0.868in" style:use-optimal-row-height="false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text-properties fo:font-weight="bold" style:font-weight-asian="bold" style:font-weight-complex="bold" fo:color="#365F91"/>
    </style:style>
    <style:style style:name="P40" style:parent-style-name="Standard" style:family="paragraph">
      <style:paragraph-properties fo:margin-left="0.4923in">
        <style:tab-stops/>
      </style:paragraph-properties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ableRow48" style:family="table-row">
      <style:table-row-properties style:min-row-height="0.5083in" style:use-optimal-row-height="false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1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2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3" style:parent-style-name="Standard" style:list-style-name="WWNum1" style:family="paragraph"/>
    <style:style style:name="TableRow54" style:family="table-row">
      <style:table-row-properties style:min-row-height="0.5055in" style:use-optimal-row-height="false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text-properties fo:font-weight="bold" style:font-weight-asian="bold" style:font-weight-complex="bold" fo:color="#365F91"/>
    </style:style>
    <style:style style:name="P57" style:parent-style-name="Standard" style:family="paragraph">
      <style:paragraph-properties>
        <style:tab-stops>
          <style:tab-stop style:type="left" style:position="0.5083in"/>
        </style:tab-stops>
      </style:paragraph-properties>
    </style:style>
    <style:style style:name="TableRow58" style:family="table-row">
      <style:table-row-properties style:min-row-height="0.6083in" style:use-optimal-row-height="false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Report Managment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Standard"><text:span text:style-name="T9">Use Case Name</text:span><text:span text:style-name="T10">:</text:span><text:s/><text:span text:style-name="T11">Report Managment</text:span></text:p>
          </table:table-cell>
          <table:covered-table-cell/>
          <table:table-cell table:style-name="TableCell12">
            <text:p text:style-name="Standard"><text:span text:style-name="T13">ID:</text:span><text:tab/>3</text:p>
          </table:table-cell>
          <table:table-cell table:style-name="TableCell14">
            <text:p text:style-name="Standard"><text:span text:style-name="T15">Importance Level:</text:span><text:span text:style-name="T16"><text:s/></text:span><text:s/>Low</text:p>
          </table:table-cell>
        </table:table-row>
        <table:table-row table:style-name="TableRow17">
          <table:table-cell table:style-name="TableCell18">
            <text:p text:style-name="Standard"><text:span text:style-name="T19">Primary Actor :<text:s/></text:span>Manager , Employee</text:p>
          </table:table-cell>
          <table:table-cell table:style-name="TableCell20" table:number-columns-spanned="3">
            <text:p text:style-name="Standard"><text:span text:style-name="T21">Use Case Type:</text:span><text:span text:style-name="T22"><text:s text:c="2"/></text:span><text:span text:style-name="T23">Detail, Essential</text:span><text:span text:style-name="T24"><text:tab/></text:span></text:p>
          </table:table-cell>
          <table:covered-table-cell/>
          <table:covered-table-cell/>
        </table:table-row>
        <table:table-row table:style-name="TableRow25">
          <table:table-cell table:style-name="TableCell26" table:number-columns-spanned="4">
            <text:p text:style-name="P27">Stakeholders and Interests:<text:s/><text:tab/></text:p>
            <text:p text:style-name="Standard"><text:s/><text:tab/>Manager – wants to get his/her payslip’s statistic report</text:p>
            <text:p text:style-name="Standard"><text:s text:c="12"/>Employee - wants to get his/her payslip’s statistic report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4">
            <text:p text:style-name="P30">Brief Description:<text:tab/></text:p>
            <text:p text:style-name="P31"><text:s text:c="12"/>This use case describes how<text:s/>employee and manager can get their payslip’s statistic report.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4">
            <text:p text:style-name="P34">Trigger:</text:p>
            <text:p text:style-name="P35"><text:s text:c="11"/>Manager/Employee clicks the StatisticReport button.</text:p>
            <text:p text:style-name="P36">Type:</text:p>
            <text:p text:style-name="Standard"><text:tab/>External</text:p>
          </table:table-cell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4">
            <text:p text:style-name="P39">Relationships:</text:p>
            <text:p text:style-name="P40"><text:span text:style-name="T41">Association</text:span>: Manager , Employee</text:p>
            <text:p text:style-name="P42"><text:tab/><text:span text:style-name="T43">Include</text:span>:<text:tab/></text:p>
            <text:p text:style-name="P44"><text:tab/><text:span text:style-name="T45">Extend</text:span>:</text:p>
            <text:p text:style-name="P46"><text:tab/><text:span text:style-name="T47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4">
            <text:p text:style-name="P50">Normal Flow<text:s/>of Events:</text:p>
            <text:list text:style-name="WWNum1" text:continue-numbering="true">
              <text:list-item>
                <text:p text:style-name="P51">Manager or employee chooses month-years and payslip’s<text:s/>fields.</text:p>
              </text:list-item>
            </text:list>
            <text:list text:style-name="WWNum1" text:continue-numbering="true">
              <text:list-item>
                <text:p text:style-name="P52">He/She clicks the StatisticReport button.</text:p>
              </text:list-item>
              <text:list-item>
                <text:p text:style-name="P53">He/She visits his/her statistic report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4">
            <text:p text:style-name="P56">Sub Flows:</text:p>
            <text:p text:style-name="P57"/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4">
            <text:p text:style-name="P60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6:05:00Z</meta:creation-date>
    <dc:date>2020-06-12T16:06:00Z</dc:date>
    <meta:template xlink:href="Normal.dotm" xlink:type="simple"/>
    <meta:editing-cycles>8</meta:editing-cycles>
    <meta:editing-duration>PT1920S</meta:editing-duration>
    <meta:document-statistic meta:page-count="1" meta:paragraph-count="1" meta:word-count="123" meta:character-count="826" meta:row-count="5" meta:non-whitespace-character-count="704"/>
  </office:meta>
</office:document-meta>
</file>